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140" officeooo:paragraph-rsid="00183140"/>
    </style:style>
    <style:style style:name="P2" style:family="paragraph" style:parent-style-name="Standard" style:list-style-name="L1">
      <style:text-properties officeooo:rsid="00183140" officeooo:paragraph-rsid="00183140"/>
    </style:style>
    <style:style style:name="P3" style:family="paragraph" style:parent-style-name="Standard">
      <style:paragraph-properties fo:text-align="justify" style:justify-single-word="false"/>
      <style:text-properties officeooo:rsid="00183140" officeooo:paragraph-rsid="00183140"/>
    </style:style>
    <style:style style:name="P4" style:family="paragraph" style:parent-style-name="Standard">
      <style:text-properties officeooo:rsid="00183140" officeooo:paragraph-rsid="001861f9"/>
    </style:style>
    <style:style style:name="P5" style:family="paragraph" style:parent-style-name="Standard">
      <style:text-properties fo:color="#c9211e" style:font-name="Courier New" fo:font-size="10pt" fo:font-weight="bold" officeooo:rsid="00183140" officeooo:paragraph-rsid="00183140" style:font-size-asian="10pt" style:font-weight-asian="bold" style:font-size-complex="10pt" style:font-weight-complex="bold"/>
    </style:style>
    <style:style style:name="P6" style:family="paragraph" style:parent-style-name="Standard">
      <style:text-properties fo:color="#c9211e" style:font-name="Courier New" fo:font-size="10pt" fo:font-weight="bold" officeooo:rsid="00183140" officeooo:paragraph-rsid="001861f9" style:font-size-asian="10pt" style:font-weight-asian="bold" style:font-size-complex="10pt" style:font-weight-complex="bold"/>
    </style:style>
    <style:style style:name="P7" style:family="paragraph" style:parent-style-name="Standard" style:list-style-name="L3">
      <style:text-properties fo:color="#c9211e" style:font-name="Courier New" fo:font-size="10pt" fo:font-weight="bold" officeooo:rsid="00183140" officeooo:paragraph-rsid="00183140" style:font-size-asian="10pt" style:font-weight-asian="bold" style:font-size-complex="10pt" style:font-weight-complex="bold"/>
    </style:style>
    <style:style style:name="P8" style:family="paragraph" style:parent-style-name="Standard" style:list-style-name="L4">
      <style:text-properties fo:color="#c9211e" style:font-name="Courier New" fo:font-size="10pt" fo:font-weight="bold" officeooo:rsid="00183140" officeooo:paragraph-rsid="00183140" style:font-size-asian="10pt" style:font-weight-asian="bold" style:font-size-complex="10pt" style:font-weight-complex="bold"/>
    </style:style>
    <style:style style:name="P9" style:family="paragraph" style:parent-style-name="Standard">
      <style:text-properties fo:color="#c9211e" style:font-name="Courier New" fo:font-size="10pt" fo:font-weight="bold" officeooo:rsid="001861f9" officeooo:paragraph-rsid="001861f9" style:font-size-asian="10pt" style:font-weight-asian="bold" style:font-size-complex="10pt" style:font-weight-complex="bold"/>
    </style:style>
    <style:style style:name="P10" style:family="paragraph" style:parent-style-name="Standard">
      <style:text-properties fo:color="#c9211e" style:font-name="Courier New" fo:font-size="10pt" fo:font-weight="bold" officeooo:rsid="001d0175" officeooo:paragraph-rsid="00183140" style:font-size-asian="10pt" style:font-weight-asian="bold" style:font-size-complex="10pt" style:font-weight-complex="bold"/>
    </style:style>
    <style:style style:name="P11" style:family="paragraph" style:parent-style-name="Standard" style:list-style-name="L3">
      <style:text-properties fo:color="#c9211e" style:font-name="Courier New" fo:font-size="14pt" fo:font-weight="bold" officeooo:rsid="00183140" officeooo:paragraph-rsid="00183140" fo:background-color="#ffff00" style:font-size-asian="14pt" style:font-weight-asian="bold" style:font-size-complex="14pt" style:font-weight-complex="bold"/>
    </style:style>
    <style:style style:name="P12" style:family="paragraph" style:parent-style-name="Standard">
      <style:text-properties officeooo:rsid="001861f9" officeooo:paragraph-rsid="001861f9"/>
    </style:style>
    <style:style style:name="P13" style:family="paragraph" style:parent-style-name="Standard" style:list-style-name="L1">
      <style:text-properties officeooo:rsid="001861f9" officeooo:paragraph-rsid="001861f9"/>
    </style:style>
    <style:style style:name="P14" style:family="paragraph" style:parent-style-name="Standard">
      <style:text-properties style:use-window-font-color="true" style:font-name="Times New Roman" fo:font-size="12pt" fo:font-weight="bold" officeooo:rsid="00183140" officeooo:paragraph-rsid="00183140" style:font-size-asian="10.5pt" style:font-weight-asian="bold" style:font-size-complex="12pt" style:font-weight-complex="bold"/>
    </style:style>
    <style:style style:name="P15" style:family="paragraph" style:parent-style-name="Standard">
      <style:text-properties style:use-window-font-color="true" style:font-name="Times New Roman" fo:font-size="12pt" fo:font-weight="normal" officeooo:rsid="001861f9" officeooo:paragraph-rsid="001861f9" style:font-size-asian="12pt" style:font-weight-asian="normal" style:font-size-complex="12pt" style:font-weight-complex="normal"/>
    </style:style>
    <style:style style:name="P16" style:family="paragraph" style:parent-style-name="Standard">
      <style:text-properties style:use-window-font-color="true" style:font-name="Times New Roman" fo:font-size="12pt" fo:font-weight="normal" officeooo:rsid="001861f9" officeooo:paragraph-rsid="0019f800" style:font-size-asian="12pt" style:font-weight-asian="normal" style:font-size-complex="12pt" style:font-weight-complex="normal"/>
    </style:style>
    <style:style style:name="P17" style:family="paragraph" style:parent-style-name="Standard">
      <style:text-properties style:use-window-font-color="true" style:font-name="Times New Roman" fo:font-size="12pt" fo:font-weight="normal" officeooo:rsid="001f9024" officeooo:paragraph-rsid="001f9024" style:font-size-asian="12pt" style:font-weight-asian="normal" style:font-size-complex="12pt" style:font-weight-complex="normal"/>
    </style:style>
    <style:style style:name="P18" style:family="paragraph" style:parent-style-name="Standard" style:list-style-name="L2">
      <style:text-properties style:use-window-font-color="true" style:font-name="Times New Roman" fo:font-size="12pt" fo:font-weight="normal" officeooo:rsid="001861f9" officeooo:paragraph-rsid="001861f9" fo:background-color="#ffff00" style:font-size-asian="12pt" style:font-weight-asian="normal" style:font-size-complex="12pt" style:font-weight-complex="normal"/>
    </style:style>
    <style:style style:name="P19" style:family="paragraph" style:parent-style-name="Standard">
      <style:text-properties style:use-window-font-color="true" style:font-name="Times New Roman" fo:font-size="12pt" fo:font-weight="normal" officeooo:rsid="001b7b7b" officeooo:paragraph-rsid="001b7b7b" style:font-size-asian="10.5pt" style:font-weight-asian="normal" style:font-size-complex="12pt" style:font-weight-complex="normal"/>
    </style:style>
    <style:style style:name="P20" style:family="paragraph" style:parent-style-name="Standard">
      <style:text-properties style:use-window-font-color="true" style:font-name="Times New Roman" fo:font-size="12pt" fo:font-weight="normal" officeooo:rsid="001b7b7b" officeooo:paragraph-rsid="001d017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use-window-font-color="true" style:font-name="Times New Roman" fo:font-size="12pt" fo:font-weight="normal" officeooo:rsid="00214fea" officeooo:paragraph-rsid="00214fea"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use-window-font-color="true" style:font-name="Times New Roman" fo:font-size="12pt" fo:font-weight="normal" officeooo:rsid="00214fea" officeooo:paragraph-rsid="00214fea"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use-window-font-color="true" style:font-name="Times New Roman" fo:font-size="12pt" fo:font-weight="normal" officeooo:rsid="0023753e" officeooo:paragraph-rsid="0023753e" style:font-size-asian="10.5pt" style:font-weight-asian="normal" style:font-size-complex="12pt" style:font-weight-complex="normal"/>
    </style:style>
    <style:style style:name="P24" style:family="paragraph" style:parent-style-name="Standard" style:list-style-name="L2">
      <style:text-properties officeooo:rsid="00183140" officeooo:paragraph-rsid="001861f9" fo:background-color="#ffff00"/>
    </style:style>
    <style:style style:name="P25" style:family="paragraph" style:parent-style-name="Standard">
      <style:text-properties officeooo:paragraph-rsid="001b7b7b"/>
    </style:style>
    <style:style style:name="P26" style:family="paragraph" style:parent-style-name="Standard">
      <style:paragraph-properties fo:break-before="page"/>
      <style:text-properties style:use-window-font-color="true" style:font-name="Times New Roman" fo:font-size="12pt" fo:font-weight="normal" officeooo:rsid="001861f9" officeooo:paragraph-rsid="0019f800" style:font-size-asian="12pt" style:font-weight-asian="normal" style:font-size-complex="12pt" style:font-weight-complex="normal"/>
    </style:style>
    <style:style style:name="P27" style:family="paragraph" style:parent-style-name="Standard">
      <style:paragraph-properties fo:break-before="page"/>
      <style:text-properties style:use-window-font-color="true" style:font-name="Times New Roman" fo:font-size="12pt" fo:font-weight="normal" officeooo:rsid="001b7b7b" officeooo:paragraph-rsid="001d0175" style:font-size-asian="10.5pt" style:font-weight-asian="normal" style:font-size-complex="12pt" style:font-weight-complex="normal"/>
    </style:style>
    <style:style style:name="T1" style:family="text">
      <style:text-properties officeooo:rsid="001861f9"/>
    </style:style>
    <style:style style:name="T2" style:family="text">
      <style:text-properties fo:font-size="14pt" fo:background-color="#ffff00" loext:char-shading-value="0" style:font-size-asian="14pt" style:font-size-complex="14pt"/>
    </style:style>
    <style:style style:name="T3" style:family="text">
      <style:text-properties officeooo:rsid="0019f800"/>
    </style:style>
    <style:style style:name="T4" style:family="text">
      <style:text-properties style:use-window-font-color="true" style:font-name="Times New Roman" fo:font-size="12pt" fo:font-weight="normal" officeooo:rsid="001b7b7b" style:font-size-asian="10.5pt" style:font-weight-asian="normal" style:font-size-complex="12pt" style:font-weight-complex="normal"/>
    </style:style>
    <style:style style:name="T5" style:family="text">
      <style:text-properties style:use-window-font-color="true" style:font-name="Times New Roman" fo:font-size="12pt" fo:font-weight="normal" officeooo:rsid="001c875e" style:font-size-asian="10.5pt" style:font-weight-asian="normal" style:font-size-complex="12pt" style:font-weight-complex="normal"/>
    </style:style>
    <style:style style:name="T6" style:family="text">
      <style:text-properties officeooo:rsid="001d0175"/>
    </style:style>
    <style:style style:name="T7" style:family="text">
      <style:text-properties officeooo:rsid="001e55e8"/>
    </style:style>
    <style:style style:name="T8" style:family="text">
      <style:text-properties officeooo:rsid="001e5b68"/>
    </style:style>
    <style:style style:name="T9" style:family="text">
      <style:text-properties officeooo:rsid="00229f1c"/>
    </style:style>
    <style:style style:name="T10" style:family="text">
      <style:text-properties officeooo:rsid="002375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ERI CURSOR</text:h>
      <text:p text:style-name="P3">Dalam database, terkadang kita butuh membaca data satu per satu. Jika menggunakan perintah SELECT, maka data akan ditampilkan secara utuh dari tabel.</text:p>
      <text:p text:style-name="P1"/>
      <text:p text:style-name="P9">SELECT * FROM tblMahasiswa </text:p>
      <text:p text:style-name="P9">– data sebanyak apapun akan ditampilkan secara langsung oleh MySQL</text:p>
      <text:p text:style-name="P1"/>
      <text:p text:style-name="P1">Dari praktikum sebelumnya, jika kita ingin mengambil nilai dan memasukan ke dalam variabel, kita menggunakan perintah SELECT INTO <text:span text:style-name="T1">atau menggunakan SET</text:span></text:p>
      <text:p text:style-name="P1"/>
      <text:p text:style-name="P9">SELECT namamahasiswa INTO vNama FROM tblMahasiswa </text:p>
      <text:p text:style-name="P9">– Ambil data namamahasiswa dari tblMahasiswa dan simpan ke variabel vNama</text:p>
      <text:p text:style-name="P1"/>
      <text:p text:style-name="P1">Bagaimana jika kita ingin memasukan hasil SELECT ke dalam beberapa variabel sekaligus? SQL menawarkan konsep CURSOR untuk tujuan ini. Ada 4 perintah spesial dari CURSOR yang harus digunakan dalam satu paket perintah:</text:p>
      <text:list xml:id="list2245700524" text:style-name="L1">
        <text:list-item>
          <text:p text:style-name="P2">DECLARE CURSOR</text:p>
        </text:list-item>
        <text:list-item>
          <text:p text:style-name="P2">OPEN <text:span text:style-name="T1">CURSOR</text:span></text:p>
        </text:list-item>
        <text:list-item>
          <text:p text:style-name="P2">FETCH <text:span text:style-name="T1">CURSOR</text:span></text:p>
        </text:list-item>
        <text:list-item>
          <text:p text:style-name="P13">CLOSE CURSOR</text:p>
        </text:list-item>
      </text:list>
      <text:p text:style-name="P4"/>
      <text:p text:style-name="P12">Perhatikan contoh di bawah ini. Langkah pertama, saya akan membuat database dengan nama dbCursor, berisi 1 buah table yaitu tblData dengan 6 data di dalam tabel tersebut.</text:p>
      <text:p text:style-name="P12"/>
      <text:p text:style-name="P5">drop database if exists dbCursor;</text:p>
      <text:p text:style-name="P5"/>
      <text:p text:style-name="P5">create database dbCursor;</text:p>
      <text:p text:style-name="P5"/>
      <text:p text:style-name="P5">use dbCursor;</text:p>
      <text:p text:style-name="P5"/>
      <text:p text:style-name="P5">create table tblData</text:p>
      <text:p text:style-name="P5">(</text:p>
      <text:p text:style-name="P5">nama varchar(30),</text:p>
      <text:p text:style-name="P5">alamat varchar(100)</text:p>
      <text:p text:style-name="P5">);</text:p>
      <text:p text:style-name="P5"/>
      <text:p text:style-name="P5">insert into tblData values</text:p>
      <text:p text:style-name="P5">('Anisa', 'Semarang'),</text:p>
      <text:p text:style-name="P5">('Ari', 'Semarang'),</text:p>
      <text:p text:style-name="P5">('Ira', 'Salatiga'),</text:p>
      <text:p text:style-name="P5">('Ria', 'Magelang'),</text:p>
      <text:p text:style-name="P5">('Maria', 'Semarang'),</text:p>
      <text:p text:style-name="P5">('Rani', 'Yogyakarta');</text:p>
      <text:p text:style-name="P5"/>
      <text:p text:style-name="P15">Jika saya memberikan perintah:</text:p>
      <text:p text:style-name="P9"/>
      <text:p text:style-name="P6">select * from tblData; </text:p>
      <text:p text:style-name="P6"/>
      <text:p text:style-name="P16">Maka data yang akan ditampilkan adalah data dari Anisa sampai dengan Rani secara serentak <text:span text:style-name="T3">dan tidak memungkin saya untuk mengakses baris per baris atau satu per satu data.</text:span></text:p>
      <text:p text:style-name="P16"><text:s/></text:p>
      <text:p text:style-name="P16"/>
      <text:p text:style-name="P26">Saya bisa mengakses satu per satu data; dimulai dari Anisa, Semarang terlebih dahulu.... sampai dengan Rani, Yogyakarta yang menjadi data terakhir. Saya dapat menggunakan cursor untuk keperluan itu. Kembali lagi konsep cursor di atas hanya ada 4 perintah yaitu:</text:p>
      <text:list xml:id="list2883268454" text:style-name="L2">
        <text:list-item>
          <text:p text:style-name="P24">DECLARE CURSOR <text:span text:style-name="T3">(deklarasikan nama cursor nya)</text:span></text:p>
        </text:list-item>
        <text:list-item>
          <text:p text:style-name="P24">OPEN <text:span text:style-name="T1">CURSOR </text:span><text:span text:style-name="T3">(buka cursor)</text:span></text:p>
        </text:list-item>
        <text:list-item>
          <text:p text:style-name="P24">FETCH <text:span text:style-name="T1">CURSOR </text:span><text:span text:style-name="T3">(ambil datanya)</text:span></text:p>
        </text:list-item>
        <text:list-item>
          <text:p text:style-name="P18">CLOSE CURSOR <text:span text:style-name="T3">(tutup cursor)</text:span></text:p>
        </text:list-item>
      </text:list>
      <text:p text:style-name="P5"/>
      <text:list xml:id="list1364032301" text:style-name="L3">
        <text:list-item>
          <text:p text:style-name="P7">delimiter $$</text:p>
        </text:list-item>
        <text:list-item>
          <text:p text:style-name="P7">create procedure spTampilSatu()</text:p>
        </text:list-item>
        <text:list-item>
          <text:p text:style-name="P7">begin</text:p>
        </text:list-item>
        <text:list-item>
          <text:p text:style-name="P7"><text:tab/>declare i int default 0;</text:p>
        </text:list-item>
        <text:list-item>
          <text:p text:style-name="P7"><text:tab/>declare vJumData int;</text:p>
        </text:list-item>
        <text:list-item>
          <text:p text:style-name="P7"/>
        </text:list-item>
        <text:list-item>
          <text:p text:style-name="P7"><text:tab/>declare vNama varchar(30);</text:p>
        </text:list-item>
        <text:list-item>
          <text:p text:style-name="P7"><text:tab/>declare vAlamat varchar(100);</text:p>
        </text:list-item>
        <text:list-item>
          <text:p text:style-name="P7"/>
        </text:list-item>
        <text:list-item>
          <text:p text:style-name="P7"><text:tab/><text:span text:style-name="T2">declare cTampil cursor for </text:span></text:p>
        </text:list-item>
        <text:list-item>
          <text:p text:style-name="P11"><text:tab/>select * from tblData; /*deklarasikan cursornya*/</text:p>
        </text:list-item>
        <text:list-item>
          <text:p text:style-name="P7"><text:tab/></text:p>
        </text:list-item>
        <text:list-item>
          <text:p text:style-name="P7"><text:tab/>select count(*) into vJumData</text:p>
        </text:list-item>
        <text:list-item>
          <text:p text:style-name="P7"><text:tab/>from tblData;</text:p>
        </text:list-item>
        <text:list-item>
          <text:p text:style-name="P7"/>
        </text:list-item>
        <text:list-item>
          <text:p text:style-name="P7"><text:tab/><text:span text:style-name="T2">open cTampil; /*buka cursor*/</text:span></text:p>
        </text:list-item>
        <text:list-item>
          <text:p text:style-name="P7"><text:tab/>while i &lt;&gt; vJumData Do</text:p>
        </text:list-item>
        <text:list-item>
          <text:p text:style-name="P7"><text:tab/><text:tab/><text:span text:style-name="T2">fetch cTampil into vNama, vAlamat; /*baca data dari tabel*/</text:span></text:p>
        </text:list-item>
        <text:list-item>
          <text:p text:style-name="P7"><text:tab/><text:tab/>select vNama as NAMA, vALamat as ALAMAT;</text:p>
        </text:list-item>
        <text:list-item>
          <text:p text:style-name="P7"><text:tab/><text:tab/>set i=i+1;</text:p>
        </text:list-item>
        <text:list-item>
          <text:p text:style-name="P7"><text:tab/>end while;</text:p>
        </text:list-item>
        <text:list-item>
          <text:p text:style-name="P7"><text:tab/><text:span text:style-name="T2">close cTampil; /*tutup cursor*/</text:span></text:p>
        </text:list-item>
        <text:list-item>
          <text:p text:style-name="P7">end</text:p>
        </text:list-item>
        <text:list-item>
          <text:p text:style-name="P7">$$</text:p>
        </text:list-item>
        <text:list-item>
          <text:p text:style-name="P7">delimiter ;</text:p>
        </text:list-item>
        <text:list-item>
          <text:p text:style-name="P7"/>
        </text:list-item>
        <text:list-item>
          <text:p text:style-name="P7">call spTampilSatu;</text:p>
        </text:list-item>
      </text:list>
      <text:p text:style-name="P5"/>
      <text:p text:style-name="P25"><text:span text:style-name="T4">Perintah baris 10 adalah perintah untuk mendeklarasikan Cursor. Cukup memberikan nama cursor saja, </text:span><text:span text:style-name="T5">nama cursor yang saya gunakan adalah</text:span><text:span text:style-name="T4"> cTampil. </text:span><text:span text:style-name="T5">Diikuti dengan keterangan FOR. Cursor ini untuk perintah apa?</text:span><text:span text:style-name="T4"> </text:span><text:span text:style-name="T5">Maka di bagian FOR </text:span><text:span text:style-name="T4">sertakan dengan perintah SQL nya (baris 11)</text:span></text:p>
      <text:p text:style-name="P19">Jangan lupa perintah kedua adalah open cursor (baris 16).</text:p>
      <text:p text:style-name="P19">Fetch Cursor pada baris 18. Karena ada 2 kolom dari tblData, maka saya harus menyediakan juga 2 variabel untuk menampung data dari 2 kolom tersebut yaitu vNama dan vAlamat.</text:p>
      <text:p text:style-name="P19">Setelah selesai proses cursor nya, maka jangan lupa untuk menutup dengan perintah close (baris 22).</text:p>
      <text:p text:style-name="P20">Perintah lain sama seperti memperlajari SP atau SF.</text:p>
      <text:p text:style-name="P20"/>
      <text:p text:style-name="P20"/>
      <text:p text:style-name="P27"><text:span text:style-name="T6">Contoh berikut ini, saya ingin mencetak nama per Abjad dari data yang ada di tblData, sekali lagi data yang saya akses pasti satu per satu atau baris per baris data</text:span>. <text:span text:style-name="T7">Saya akalin dulu dengan membuat view yang isinya adalah abjad atau 1 huruf depan dari nama pada tblData </text:span><text:span text:style-name="T8">(baris 2 sampai dengan 5)</text:span><text:span text:style-name="T7">. Hilangkan duplikasi data dengan menggunakan perintah DISTINCT. </text:span><text:span text:style-name="T8">View nya saya gunakan untuk proses pembacaan data dengan cursor (mulai dari baris 8 sd 32).</text:span></text:p>
      <text:p text:style-name="P10"/>
      <text:list xml:id="list3253927072" text:style-name="L4">
        <text:list-item>
          <text:p text:style-name="P8">/*nomor 2*/</text:p>
        </text:list-item>
        <text:list-item>
          <text:p text:style-name="P8">create view vwAbjad as </text:p>
        </text:list-item>
        <text:list-item>
          <text:p text:style-name="P8">select distinct(left(nama, 1)) as Abjad</text:p>
        </text:list-item>
        <text:list-item>
          <text:p text:style-name="P8">from tblData</text:p>
        </text:list-item>
        <text:list-item>
          <text:p text:style-name="P8">group by left(nama, 1);</text:p>
        </text:list-item>
        <text:list-item>
          <text:p text:style-name="P8"/>
        </text:list-item>
        <text:list-item>
          <text:p text:style-name="P8">delimiter $$</text:p>
        </text:list-item>
        <text:list-item>
          <text:p text:style-name="P8">create procedure spTampilAbjad()</text:p>
        </text:list-item>
        <text:list-item>
          <text:p text:style-name="P8">begin</text:p>
        </text:list-item>
        <text:list-item>
          <text:p text:style-name="P8"><text:tab/>declare i int default 0;</text:p>
        </text:list-item>
        <text:list-item>
          <text:p text:style-name="P8"><text:tab/>declare vJumData int;</text:p>
        </text:list-item>
        <text:list-item>
          <text:p text:style-name="P8"><text:tab/>declare vAbjad varchar(1);</text:p>
        </text:list-item>
        <text:list-item>
          <text:p text:style-name="P8"/>
        </text:list-item>
        <text:list-item>
          <text:p text:style-name="P8"><text:tab/>declare cAbjad cursor for</text:p>
        </text:list-item>
        <text:list-item>
          <text:p text:style-name="P8"><text:tab/>select * from vwAbjad;</text:p>
        </text:list-item>
        <text:list-item>
          <text:p text:style-name="P8"><text:tab/></text:p>
        </text:list-item>
        <text:list-item>
          <text:p text:style-name="P8"><text:tab/>select count(abjad) into vJumData</text:p>
        </text:list-item>
        <text:list-item>
          <text:p text:style-name="P8"><text:tab/>from vwAbjad; /*cursor untuk abjad dr view vwAbjad*/</text:p>
        </text:list-item>
        <text:list-item>
          <text:p text:style-name="P8"><text:tab/></text:p>
        </text:list-item>
        <text:list-item>
          <text:p text:style-name="P8"><text:tab/>open cAbjad;</text:p>
        </text:list-item>
        <text:list-item>
          <text:p text:style-name="P8"><text:tab/>while i &lt;&gt; vJumData do</text:p>
        </text:list-item>
        <text:list-item>
          <text:p text:style-name="P8"><text:tab/><text:tab/>fetch cAbjad into vAbjad;</text:p>
        </text:list-item>
        <text:list-item>
          <text:p text:style-name="P8"><text:tab/><text:tab/>select vAbjad as ABJAD;</text:p>
        </text:list-item>
        <text:list-item>
          <text:p text:style-name="P8"><text:tab/><text:tab/>select * from tblData where left(nama, 1) = vAbjad;</text:p>
        </text:list-item>
        <text:list-item>
          <text:p text:style-name="P8"><text:tab/><text:tab/>set i=i+1;</text:p>
        </text:list-item>
        <text:list-item>
          <text:p text:style-name="P8"><text:tab/>end while;</text:p>
        </text:list-item>
        <text:list-item>
          <text:p text:style-name="P8"><text:tab/>close cAbjad;</text:p>
        </text:list-item>
        <text:list-item>
          <text:p text:style-name="P8">end</text:p>
        </text:list-item>
        <text:list-item>
          <text:p text:style-name="P8">$$</text:p>
        </text:list-item>
        <text:list-item>
          <text:p text:style-name="P8">delimiter ;</text:p>
        </text:list-item>
        <text:list-item>
          <text:p text:style-name="P8"/>
        </text:list-item>
        <text:list-item>
          <text:p text:style-name="P8">call spTampilAbjad;</text:p>
        </text:list-item>
      </text:list>
      <text:p text:style-name="P5"/>
      <text:p text:style-name="P17">Saya bisa membuat cursor untuk hal yang lebih kompleks, saya menggunakan cursor untuk menampilkan siapa saja nama yang berada pada alamat tertentu. Jika Anda perhatikan coding di bawah ini, saya menggunakan 2 kali proses looping. Proses pertama untuk membaca alamat, dan proses looping yang kedua untuk membaca siapa saja berdasarkan alamat yang dibaca pada proses pertama.</text:p>
      <text:p text:style-name="P17"/>
      <text:p text:style-name="P5">/*nomor 3*/</text:p>
      <text:p text:style-name="P5">create view vwAlamat as </text:p>
      <text:p text:style-name="P5">select distinct(alamat) as ALAMAT</text:p>
      <text:p text:style-name="P5">from tblData;</text:p>
      <text:p text:style-name="P5"/>
      <text:p text:style-name="P5">delimiter $$</text:p>
      <text:p text:style-name="P5">create procedure spTampilAlamat()</text:p>
      <text:p text:style-name="P5">begin</text:p>
      <text:p text:style-name="P5"><text:tab/>declare i int default 0; /*cursor alamat*/</text:p>
      <text:p text:style-name="P5"><text:tab/>declare j int default 0; /*cursor nama*/</text:p>
      <text:p text:style-name="P5"><text:tab/>declare vJumData int; /*alamat*/</text:p>
      <text:p text:style-name="P5"><text:tab/>declare vJumData2 int; /*nama*/</text:p>
      <text:p text:style-name="P5"><text:tab/>declare vAlamat varchar(100);</text:p>
      <text:p text:style-name="P5"><text:tab/>declare siapaaja varchar(255);</text:p>
      <text:p text:style-name="P5"><text:tab/>declare vNama varchar(30);<text:tab/></text:p>
      <text:p text:style-name="P5"><text:tab/>declare vAlamat2 varchar(100);</text:p>
      <text:p text:style-name="P5"><text:soft-page-break/><text:tab/>declare cAlamat cursor for select * from vwAlamat;</text:p>
      <text:p text:style-name="P5"><text:tab/>declare cSiapa cursor for select * from tblData;</text:p>
      <text:p text:style-name="P5"><text:tab/></text:p>
      <text:p text:style-name="P5"><text:tab/>select count(*) into vJumData from vwAlamat;</text:p>
      <text:p text:style-name="P5"><text:tab/>open cAlamat;</text:p>
      <text:p text:style-name="P5"><text:tab/>while i &lt;&gt; vJumData do</text:p>
      <text:p text:style-name="P5"><text:tab/><text:tab/>fetch cAlamat into vAlamat;</text:p>
      <text:p text:style-name="P5"><text:tab/><text:tab/>select count(*) into vJumData2</text:p>
      <text:p text:style-name="P5"><text:tab/><text:tab/>from tblData;</text:p>
      <text:p text:style-name="P5"><text:tab/><text:tab/></text:p>
      <text:p text:style-name="P5"><text:tab/><text:tab/>set siapaaja='';</text:p>
      <text:p text:style-name="P5"><text:tab/><text:tab/>open cSiapa;</text:p>
      <text:p text:style-name="P5"><text:tab/><text:tab/>set j=0;<text:tab/><text:tab/></text:p>
      <text:p text:style-name="P5"><text:tab/><text:tab/>while j &lt;&gt; vJumData2 DO</text:p>
      <text:p text:style-name="P5"><text:tab/><text:tab/><text:tab/>fetch cSiapa into vNama, vAlamat2;</text:p>
      <text:p text:style-name="P5"><text:tab/><text:tab/><text:tab/>if vAlamat2=vAlamat then</text:p>
      <text:p text:style-name="P5"><text:tab/><text:tab/><text:tab/><text:tab/>set siapaaja=concat(siapaaja, ' ', vNama);</text:p>
      <text:p text:style-name="P5"><text:tab/><text:tab/><text:tab/>end if;</text:p>
      <text:p text:style-name="P5"><text:tab/><text:tab/><text:tab/>set j=j+1;</text:p>
      <text:p text:style-name="P5"><text:tab/><text:tab/>end while;</text:p>
      <text:p text:style-name="P5"><text:tab/><text:tab/>close cSiapa;<text:tab/><text:tab/></text:p>
      <text:p text:style-name="P5"/>
      <text:p text:style-name="P5"><text:tab/><text:tab/>select vAlamat as Alamat, siapaaja as SIAPAAJA;</text:p>
      <text:p text:style-name="P5"><text:tab/><text:tab/>set i=i+1;</text:p>
      <text:p text:style-name="P5"><text:tab/>end while;</text:p>
      <text:p text:style-name="P5"><text:tab/>close cAlamat;</text:p>
      <text:p text:style-name="P5">end</text:p>
      <text:p text:style-name="P5">$$</text:p>
      <text:p text:style-name="P5">delimiter ;</text:p>
      <text:p text:style-name="P5"/>
      <text:p text:style-name="P5">call spTampilAlamat;</text:p>
      <text:p text:style-name="P14"/>
      <text:p text:style-name="P21">Dengan cara yang sama seperti contoh nomor 3, harus nya Anda bisa mengerjakan tugas cursor hari ini. <text:span text:style-name="T9">Coba terlebih dahulu coding di atas, dan pahami baik2 logika atau cara berpikir dari coding yang disertakan di sana. Sekali lagi, kalo Anda perhatikan perintah nya, hanya itu-itu saja, bolak balik cuma itu dan itu lagi. Yang membedakan adalah konstruksi mikir nya untuk menyelesaikan soal.</text:span></text:p>
      <text:p text:style-name="P22"/>
      <text:p text:style-name="P23">SELAMAT BEKERJ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lon Leong</meta:initial-creator>
    <meta:creation-date>2020-05-06T12:43:57.180000000</meta:creation-date>
    <dc:date>2020-05-06T13:22:22.703000000</dc:date>
    <dc:creator>Marlon Leong</dc:creator>
    <meta:editing-duration>PT16M58S</meta:editing-duration>
    <meta:editing-cycles>11</meta:editing-cycles>
    <meta:generator>LibreOffice/6.4.3.2$Windows_x86 LibreOffice_project/747b5d0ebf89f41c860ec2a39efd7cb15b54f2d8</meta:generator>
    <meta:document-statistic meta:table-count="0" meta:image-count="0" meta:object-count="0" meta:page-count="4" meta:paragraph-count="149" meta:word-count="940" meta:character-count="6026" meta:non-whitespace-character-count="5179"/>
  </office:meta>
</office:document-meta>
</file>